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letter-spacing="normal" fo:font-style="normal" fo:font-weight="normal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letter-spacing="normal" fo:font-style="normal" fo:font-weight="normal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Courier 10 Pitch" fo:letter-spacing="normal" fo:font-style="normal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letter-spacing="normal" fo:font-style="normal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letter-spacing="normal" fo:font-style="normal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letter-spacing="normal" fo:font-style="normal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letter-spacing="normal" fo:font-style="normal" fo:font-weight="normal" style:font-weight-asian="normal" style:font-weight-complex="normal"/>
    </style:style>
    <style:style style:name="P11" style:family="paragraph" style:parent-style-name="Standard">
      <style:text-properties style:text-position="0% 100%"/>
    </style:style>
    <style:style style:name="P12" style:family="paragraph" style:parent-style-name="Standard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text-position="0% 100%" fo:font-weight="bold" style:font-weight-asian="bold" style:font-weight-complex="bold"/>
    </style:style>
    <style:style style:name="T1" style:family="text">
      <style:text-properties style:font-name="Courier 10 Pitch" fo:font-weight="normal" style:font-weight-asian="normal" style:font-weight-complex="normal"/>
    </style:style>
    <style:style style:name="T2" style:family="text">
      <style:text-properties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4" style:family="text">
      <style:text-properties style:text-position="sub 58%"/>
    </style:style>
    <style:style style:name="T5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position="sub 58%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b 58%" style:font-style-asian="normal" style:font-style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0% 100%" style:font-name="Times New Roman1" style:font-name-asian="Times New Roman1" style:font-name-complex="Times New Roman1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style:text-position="0% 100%" style:font-style-asian="normal" style:font-style-complex="normal"/>
    </style:style>
    <style:style style:name="T13" style:family="text">
      <style:text-properties style:font-name="Times New Roman1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gic for Applications</text:p>
      <text:p text:style-name="P2">ch1: 1, 2, 4, 6, 7<text:line-break/>ch2: 1, 2, 3, 5<text:line-break/>ch3: 1, 2, 3</text:p>
      <text:p text:style-name="P2"/>
      <text:p text:style-name="P4">Ch 1.</text:p>
      <text:p text:style-name="P4">1.</text:p>
      <text:p text:style-name="P6"><text:tab/>0</text:p>
      <text:p text:style-name="P6"><text:s text:c="4"/>/ \</text:p>
      <text:p text:style-name="P6"><text:s text:c="3"/>1 <text:s text:c="2"/>2</text:p>
      <text:p text:style-name="P6"><text:s text:c="2"/>/</text:p>
      <text:p text:style-name="P6"><text:s/>3</text:p>
      <text:p text:style-name="P6"/>
      <text:p text:style-name="P8">2.</text:p>
      <text:p text:style-name="P8"><text:tab/><text:span text:style-name="T1">0</text:span></text:p>
      <text:p text:style-name="P8"><text:span text:style-name="T1"><text:s text:c="4"/>/ \</text:span></text:p>
      <text:p text:style-name="P8"><text:span text:style-name="T1"><text:s text:c="3"/>1 <text:s text:c="2"/>2</text:span></text:p>
      <text:p text:style-name="P8"><text:span text:style-name="T1"><text:tab/> /|\...</text:span></text:p>
      <text:p text:style-name="P8"><text:span text:style-name="T1">(node 2 has infinite immediate successors)</text:span></text:p>
      <text:p text:style-name="P8"><text:span text:style-name="T1"/></text:p>
      <text:p text:style-name="P8">4.</text:p>
      <text:p text:style-name="P7">In definition 1.2, it is stated that every node is well ordered by &lt;<text:span text:style-name="T4">T</text:span><text:span text:style-name="T8">. By the definition of well ordering, there is a least element of every subset. Suppose that node A has two immediate predecessors X and Y. Therefore, both X and Y are less than A and X !&lt; Y and Y !&lt; X, but by hypothesis X != Y, or they would be the same node. Now let us choose the subset of {X,Y}, which has no least element. This contradicts the definition of well ordering. Thus, A can only have one immediate predecessor.</text:span></text:p>
      <text:p text:style-name="P7"><text:span text:style-name="T8"/></text:p>
      <text:p text:style-name="P8"><text:span text:style-name="T8">6.</text:span></text:p>
      <text:p text:style-name="P7"><text:span text:style-name="T8">By the definition of well ordering, every subset of S must have a least element. It follows that the subset consisting of the entire set S must have a least element. This would be impossible in an infinite descending chain which has no least element.</text:span></text:p>
      <text:p text:style-name="P7"><text:span text:style-name="T8"/></text:p>
      <text:p text:style-name="P8"><text:span text:style-name="T8">7.</text:span></text:p>
      <text:p text:style-name="P8"><text:span text:style-name="T9">Number pairs are transitive, irreflexive, and obey the trichotomy law. This is apparent from the definition of lexicographic ordering: for the two pairs [a,b] and [c,d], a and c are well ordered natural numbers, and on the occasion that they are equal, we compare b and d, which are also well ordered natural numbers. The subset of all pairs of natural numbers also has a least element – [0.0] -- and for each proper subset, there is a least element, because we are always comparing natural numbers.</text:span></text:p>
      <text:p text:style-name="P8"><text:span text:style-name="T9"/></text:p>
      <text:p text:style-name="P8"><text:span text:style-name="T8">Ch 2.</text:span></text:p>
      <text:p text:style-name="P8"><text:span text:style-name="T8">1.</text:span></text:p>
      <text:p text:style-name="P7"><text:span text:style-name="T8">a, d, f</text:span></text:p>
      <text:p text:style-name="P7"><text:span text:style-name="T8"/></text:p>
      <text:p text:style-name="P8"><text:span text:style-name="T8">2.</text:span></text:p>
      <text:p text:style-name="P7"><text:span text:style-name="T8">a.</text:span></text:p>
      <text:p text:style-name="P7"><text:soft-page-break/><text:span text:style-name="T8">Basis: {A, B, C}</text:span></text:p>
      <text:p text:style-name="P7"><text:span text:style-name="T8">Inductive Steps:</text:span></text:p>
      <text:p text:style-name="P7"><text:span text:style-name="T8">(A v B)</text:span></text:p>
      <text:p text:style-name="P7"><text:span text:style-name="T8">(~(A v B))</text:span></text:p>
      <text:p text:style-name="P7"><text:span text:style-name="T8">((~(A v B)) ^ C)</text:span></text:p>
      <text:p text:style-name="P7"><text:span text:style-name="T8"/></text:p>
      <text:p text:style-name="P7"><text:span text:style-name="T8">b.</text:span></text:p>
      <text:p text:style-name="P7"><text:span text:style-name="T8">Basis: {A, B, C}</text:span></text:p>
      <text:p text:style-name="P7"><text:span text:style-name="T8">Inductive steps:</text:span></text:p>
      <text:p text:style-name="P7"><text:span text:style-name="T8">(A ^ B)</text:span></text:p>
      <text:p text:style-name="P7"><text:span text:style-name="T8">((A ^ B) v C)</text:span></text:p>
      <text:p text:style-name="P7"><text:span text:style-name="T8">Error: we did not surround the expression with parenthesis where the OR was added.</text:span></text:p>
      <text:p text:style-name="P7"><text:span text:style-name="T8"/></text:p>
      <text:p text:style-name="P7"><text:span text:style-name="T8">f.</text:span></text:p>
      <text:p text:style-name="P7"><text:span text:style-name="T8">{A, B, C, D}</text:span></text:p>
      <text:p text:style-name="P7"><text:span text:style-name="T8">(C v B)</text:span></text:p>
      <text:p text:style-name="P7"><text:span text:style-name="T8">((C v B) ^ A)</text:span></text:p>
      <text:p text:style-name="P7"><text:span text:style-name="T8">(((C v B) ^ A) </text:span><text:span text:style-name="T10">↔</text:span><text:span text:style-name="T8"> D)</text:span></text:p>
      <text:p text:style-name="P7"><text:span text:style-name="T8"/></text:p>
      <text:p text:style-name="P8"><text:span text:style-name="T8">3.</text:span></text:p>
      <text:p text:style-name="P11"><text:span text:style-name="T14">n</text:span><text:span text:style-name="T5">l </text:span><text:span text:style-name="T14">is number of left parens and n</text:span><text:span text:style-name="T5">r</text:span><text:span text:style-name="T14"> is number of right parens</text:span></text:p>
      <text:p text:style-name="P12">Basis:</text:p>
      <text:p text:style-name="P13"><text:span text:style-name="T14">E</text:span><text:span text:style-name="T5">0 </text:span><text:span text:style-name="T14">= {A, B}</text:span></text:p>
      <text:p text:style-name="P13"><text:span text:style-name="T14">n</text:span><text:span text:style-name="T5">l </text:span><text:span text:style-name="T14">= n</text:span><text:span text:style-name="T5">r</text:span><text:span text:style-name="T14"> = 0</text:span></text:p>
      <text:p text:style-name="P13"><text:span text:style-name="T15">IH:</text:span><text:span text:style-name="T14"> n</text:span><text:span text:style-name="T5">l </text:span><text:span text:style-name="T14">= n</text:span><text:span text:style-name="T5">r</text:span><text:span text:style-name="T14"> for up to k applications of the recursive step.</text:span></text:p>
      <text:p text:style-name="P12">Induction:</text:p>
      <text:p text:style-name="P9"><text:span text:style-name="T2">by the IH, <text:s/>α and β each have n</text:span><text:span text:style-name="T6">l </text:span><text:span text:style-name="T2">= n</text:span><text:span text:style-name="T6">r</text:span><text:span text:style-name="T2">. Our options in the recursive step are (α ^ β), (α v β), (~α), (~β), ( α </text:span><text:span text:style-name="T13">→</text:span><text:span text:style-name="T2"> β), or ( α </text:span><text:span text:style-name="T13">↔</text:span><text:span text:style-name="T3">β</text:span><text:span text:style-name="T2">). Each of these possibilities add exactly two parentheses. Let <text:s/>n</text:span><text:span text:style-name="T6">l</text:span><text:span text:style-name="T2">(α) + n</text:span><text:span text:style-name="T6">l</text:span><text:span text:style-name="T2">(β) = </text:span><text:span text:style-name="T15">x</text:span><text:span text:style-name="T2">, and n</text:span><text:span text:style-name="T6">r</text:span><text:span text:style-name="T2">(α) + n</text:span><text:span text:style-name="T6">r</text:span><text:span text:style-name="T2">(β) = </text:span><text:span text:style-name="T15">y</text:span><text:span text:style-name="T2">. (α ^ β) has </text:span><text:span text:style-name="T15">x </text:span><text:span text:style-name="T2">+ </text:span><text:span text:style-name="T15">y</text:span><text:span text:style-name="T2"> + 1 left parens and <text:s/></text:span><text:span text:style-name="T15">x </text:span><text:span text:style-name="T2">+ </text:span><text:span text:style-name="T15">y</text:span><text:span text:style-name="T2"> + 1 right parens, which are equal. Thus they will always be equal. It is the same procedure for the other recursive steps, which all similarly add 2 parentheses.</text:span></text:p>
      <text:p text:style-name="P8"><text:span text:style-name="T8"/></text:p>
      <text:p text:style-name="P8"><text:span text:style-name="T8">5.</text:span></text:p>
      <text:p text:style-name="P7"><text:span text:style-name="T8">a.</text:span></text:p>
      <text:p text:style-name="P7"><text:span text:style-name="T8">(A </text:span><text:span text:style-name="T10">→</text:span><text:span text:style-name="T8"> B) </text:span><text:span text:style-name="T10">→</text:span><text:span text:style-name="T8"> C</text:span></text:p>
      <text:p text:style-name="P7"><text:span text:style-name="T8">(~A v B) </text:span><text:span text:style-name="T10">→</text:span><text:span text:style-name="T8"> C</text:span></text:p>
      <text:p text:style-name="P7"><text:span text:style-name="T8">~(~A v B) v</text:span><text:span text:style-name="T8"> C</text:span></text:p>
      <text:p text:style-name="P7"><text:span text:style-name="T8">(A ^ ~B) v C </text:span></text:p>
      <text:p text:style-name="P7"><text:span text:style-name="T8">b.</text:span></text:p>
      <text:p text:style-name="P7"><text:span text:style-name="T8">(A </text:span><text:span text:style-name="T10">↔</text:span><text:span text:style-name="T8"> B) v (~C)</text:span></text:p>
      <text:p text:style-name="P7"><text:span text:style-name="T8">((~A ^ ~B) v (A ^ B)) v (~C)</text:span></text:p>
      <text:p text:style-name="P7"><text:span text:style-name="T8">(~A ^ ~B) v (A ^ B) v (~C)</text:span></text:p>
      <text:p text:style-name="P7"><text:span text:style-name="T8"/></text:p>
      <text:p text:style-name="P8"><text:span text:style-name="T8">Ch 3.</text:span></text:p>
      <text:p text:style-name="P8"><text:span text:style-name="T8">1.</text:span></text:p>
      <text:p text:style-name="P7"><text:span text:style-name="T8">(A v (~A))</text:span></text:p>
      <text:p text:style-name="P7"><text:soft-page-break/><text:span text:style-name="T8">V</text:span><text:span text:style-name="T4">1</text:span></text:p>
      <text:p text:style-name="P7"><text:span text:style-name="T8">A = True</text:span></text:p>
      <text:p text:style-name="P7"><text:span text:style-name="T8">(T v (~T)) = T</text:span></text:p>
      <text:p text:style-name="P7"><text:span text:style-name="T8"/></text:p>
      <text:p text:style-name="P7"><text:span text:style-name="T8">V</text:span><text:span text:style-name="T4">2</text:span></text:p>
      <text:p text:style-name="P7"><text:span text:style-name="T8">A = False</text:span></text:p>
      <text:p text:style-name="P7"><text:span text:style-name="T8">(F v (~F)) = T</text:span></text:p>
      <text:p text:style-name="P7"><text:span text:style-name="T8"/></text:p>
      <text:p text:style-name="P7"><text:span text:style-name="T8">V</text:span><text:span text:style-name="T4">1</text:span></text:p>
      <text:p text:style-name="P10">A = True</text:p>
      <text:p text:style-name="P10">B = True</text:p>
      <text:p text:style-name="P7"><text:span text:style-name="T8">(((A </text:span><text:span text:style-name="T10">→</text:span><text:span text:style-name="T8"> B) </text:span><text:span text:style-name="T10">→</text:span><text:span text:style-name="T8"> A) </text:span><text:span text:style-name="T10">→</text:span><text:span text:style-name="T8"> A)</text:span></text:p>
      <text:p text:style-name="P7"><text:span text:style-name="T8">(((T </text:span><text:span text:style-name="T10">→</text:span><text:span text:style-name="T8"> T) </text:span><text:span text:style-name="T10">→</text:span><text:span text:style-name="T8"> T) </text:span><text:span text:style-name="T10">→</text:span><text:span text:style-name="T8"> T)</text:span></text:p>
      <text:p text:style-name="P7"><text:span text:style-name="T8">(((T) </text:span><text:span text:style-name="T10">→</text:span><text:span text:style-name="T8"> T) </text:span><text:span text:style-name="T10">→</text:span><text:span text:style-name="T8"> T)</text:span></text:p>
      <text:p text:style-name="P7"><text:span text:style-name="T8">((T) </text:span><text:span text:style-name="T10">→</text:span><text:span text:style-name="T8"> T)</text:span></text:p>
      <text:p text:style-name="P7"><text:span text:style-name="T8">T</text:span></text:p>
      <text:p text:style-name="P7"><text:span text:style-name="T8"/></text:p>
      <text:p text:style-name="P7"><text:span text:style-name="T8">V</text:span><text:span text:style-name="T4">2</text:span></text:p>
      <text:p text:style-name="P10">A = True</text:p>
      <text:p text:style-name="P10">B = False</text:p>
      <text:p text:style-name="P7"><text:span text:style-name="T8">(((A </text:span><text:span text:style-name="T10">→</text:span><text:span text:style-name="T8"> B) </text:span><text:span text:style-name="T10">→</text:span><text:span text:style-name="T8"> A) </text:span><text:span text:style-name="T10">→</text:span><text:span text:style-name="T8"> A)</text:span></text:p>
      <text:p text:style-name="P7"><text:span text:style-name="T8">(((T </text:span><text:span text:style-name="T10">→</text:span><text:span text:style-name="T8"> F) </text:span><text:span text:style-name="T10">→</text:span><text:span text:style-name="T8"> T) </text:span><text:span text:style-name="T10">→</text:span><text:span text:style-name="T8"> T)</text:span></text:p>
      <text:p text:style-name="P7"><text:span text:style-name="T8">(((F) </text:span><text:span text:style-name="T10">→</text:span><text:span text:style-name="T8"> T) </text:span><text:span text:style-name="T10">→</text:span><text:span text:style-name="T8"> T)</text:span></text:p>
      <text:p text:style-name="P7"><text:span text:style-name="T8">((T) </text:span><text:span text:style-name="T10">→</text:span><text:span text:style-name="T8"> T)</text:span></text:p>
      <text:p text:style-name="P7"><text:span text:style-name="T8">T</text:span></text:p>
      <text:p text:style-name="P7"><text:span text:style-name="T8"/></text:p>
      <text:p text:style-name="P7"><text:span text:style-name="T8">V</text:span><text:span text:style-name="T4">3</text:span></text:p>
      <text:p text:style-name="P10">A = False</text:p>
      <text:p text:style-name="P10">B = True</text:p>
      <text:p text:style-name="P7"><text:span text:style-name="T8">(((A </text:span><text:span text:style-name="T10">→</text:span><text:span text:style-name="T8"> B) </text:span><text:span text:style-name="T10">→</text:span><text:span text:style-name="T8"> A) </text:span><text:span text:style-name="T10">→</text:span><text:span text:style-name="T8"> A)</text:span></text:p>
      <text:p text:style-name="P7"><text:span text:style-name="T8">(((F </text:span><text:span text:style-name="T10">→</text:span><text:span text:style-name="T8"> T) </text:span><text:span text:style-name="T10">→</text:span><text:span text:style-name="T8"> F) </text:span><text:span text:style-name="T10">→</text:span><text:span text:style-name="T8"> F)</text:span></text:p>
      <text:p text:style-name="P7"><text:span text:style-name="T8">(((T) </text:span><text:span text:style-name="T10">→</text:span><text:span text:style-name="T8"> T) </text:span><text:span text:style-name="T10">→</text:span><text:span text:style-name="T8"> T)</text:span></text:p>
      <text:p text:style-name="P7"><text:span text:style-name="T8">((T) </text:span><text:span text:style-name="T10">→</text:span><text:span text:style-name="T8"> T)</text:span></text:p>
      <text:p text:style-name="P7"><text:span text:style-name="T8">T</text:span></text:p>
      <text:p text:style-name="P7"><text:span text:style-name="T8"/></text:p>
      <text:p text:style-name="P7"><text:span text:style-name="T8">V</text:span><text:span text:style-name="T4">4</text:span></text:p>
      <text:p text:style-name="P10">A = False</text:p>
      <text:p text:style-name="P10">B = False</text:p>
      <text:p text:style-name="P7"><text:span text:style-name="T8">(((A </text:span><text:span text:style-name="T10">→</text:span><text:span text:style-name="T8"> B) </text:span><text:span text:style-name="T10">→</text:span><text:span text:style-name="T8"> A) </text:span><text:span text:style-name="T10">→</text:span><text:span text:style-name="T8"> A)</text:span></text:p>
      <text:p text:style-name="P7"><text:span text:style-name="T8">(((F </text:span><text:span text:style-name="T10">→</text:span><text:span text:style-name="T8"> F) </text:span><text:span text:style-name="T10">→</text:span><text:span text:style-name="T8"> F) </text:span><text:span text:style-name="T10">→</text:span><text:span text:style-name="T8"> F)</text:span></text:p>
      <text:p text:style-name="P7"><text:span text:style-name="T8">(((T) </text:span><text:span text:style-name="T10">→</text:span><text:span text:style-name="T8"> T) </text:span><text:span text:style-name="T10">→</text:span><text:span text:style-name="T8"> T)</text:span></text:p>
      <text:p text:style-name="P7"><text:span text:style-name="T8">((T) </text:span><text:span text:style-name="T10">→</text:span><text:span text:style-name="T8"> T)</text:span></text:p>
      <text:p text:style-name="P7"><text:span text:style-name="T8">T</text:span></text:p>
      <text:p text:style-name="P7"><text:span text:style-name="T8"/></text:p>
      <text:p text:style-name="P8"><text:span text:style-name="T8">2.</text:span></text:p>
      <text:p text:style-name="P7"><text:span text:style-name="T8">For (a), if any of a</text:span><text:span text:style-name="T4">n</text:span><text:span text:style-name="T8"> are true, the statement will be false. In other words, </text:span><text:span text:style-name="T11">all</text:span><text:span text:style-name="T12"> of a</text:span><text:span text:style-name="T7">n</text:span><text:span text:style-name="T12"> must be false to return</text:span><text:span text:style-name="T7">1</text:span><text:span text:style-name="T12"> </text:span><text:soft-page-break/><text:span text:style-name="T12">true. This is the same as saying a</text:span><text:span text:style-name="T7">1</text:span><text:span text:style-name="T12"> </text:span><text:span text:style-name="T11">and</text:span><text:span text:style-name="T12"> a</text:span><text:span text:style-name="T7">2 </text:span><text:span text:style-name="T11">and</text:span><text:span text:style-name="T12"> a</text:span><text:span text:style-name="T7">n</text:span><text:span text:style-name="T12"> must all be false to return true.</text:span></text:p>
      <text:p text:style-name="P7"><text:span text:style-name="T12"/></text:p>
      <text:p text:style-name="P7"><text:span text:style-name="T12">For (b), </text:span><text:span text:style-name="T11">any</text:span><text:span text:style-name="T12"> of a</text:span><text:span text:style-name="T7">n</text:span><text:span text:style-name="T12"> need to be false for the statement to be true. In other words, ~a</text:span><text:span text:style-name="T7">1 </text:span><text:span text:style-name="T11">or</text:span><text:span text:style-name="T12"> ~a</text:span><text:span text:style-name="T7">2</text:span><text:span text:style-name="T12"> </text:span><text:span text:style-name="T11">or</text:span><text:span text:style-name="T12"> ~a</text:span><text:span text:style-name="T7">n</text:span><text:span text:style-name="T12"> need to be false. </text:span></text:p>
      <text:p text:style-name="P7"><text:span text:style-name="T12"/></text:p>
      <text:p text:style-name="P8"><text:span text:style-name="T8">3.</text:span></text:p>
      <text:p text:style-name="P7"><text:span text:style-name="T8">It is proven in Example 2.9 that any statement can be converted into DNF. a</text:span><text:span text:style-name="T4">1</text:span><text:span text:style-name="T8">, a</text:span><text:span text:style-name="T4">2</text:span><text:span text:style-name="T8">, ... a</text:span><text:span text:style-name="T4">n</text:span><text:span text:style-name="T8"> are conjunctive statements. A</text:span><text:span text:style-name="T12"> is the disjunction of a</text:span><text:span text:style-name="T7">1</text:span><text:span text:style-name="T12">, a</text:span><text:span text:style-name="T7">2</text:span><text:span text:style-name="T12">, ... a</text:span><text:span text:style-name="T7">n </text:span><text:span text:style-name="T12">and is thus in DNF form: a</text:span><text:span text:style-name="T7">1</text:span><text:span text:style-name="T12"> v a</text:span><text:span text:style-name="T7">2 </text:span><text:span text:style-name="T12">v ... a</text:span><text:span text:style-name="T7">n. </text:span><text:span text:style-name="T12">If we take ~A, then we will get ~(a</text:span><text:span text:style-name="T7">1</text:span><text:span text:style-name="T12"> v a</text:span><text:span text:style-name="T7">2 </text:span><text:span text:style-name="T12">v ... a</text:span><text:span text:style-name="T7">n</text:span><text:span text:style-name="T12">) which is equivalent, by De Morgan's law, to ~a</text:span><text:span text:style-name="T7">1</text:span><text:span text:style-name="T12"> ^ ~a</text:span><text:span text:style-name="T7">2 </text:span><text:span text:style-name="T12">^ ... ~a</text:span><text:span text:style-name="T7">n</text:span><text:span text:style-name="T12">. We can then apply the distributive law to turn it back into DNF: ~b</text:span><text:span text:style-name="T7">1</text:span><text:span text:style-name="T12"> v ~b</text:span><text:span text:style-name="T7">2 </text:span><text:span text:style-name="T12">v ... ~b</text:span><text:span text:style-name="T7">n</text:span><text:span text:style-name="T12">.</text:span><text:span text:style-name="T7"> </text:span><text:span text:style-name="T12">If we then negate that again, we get ~(~b</text:span><text:span text:style-name="T7">1</text:span><text:span text:style-name="T12"> v ~b</text:span><text:span text:style-name="T7">2 </text:span><text:span text:style-name="T12">v ... ~b</text:span><text:span text:style-name="T7">n</text:span><text:span text:style-name="T12">), and applying De Morgan's law a second time, we finally get b</text:span><text:span text:style-name="T7">1</text:span><text:span text:style-name="T12"> ^ b</text:span><text:span text:style-name="T7">2 </text:span><text:span text:style-name="T12">^ ... b</text:span><text:span text:style-name="T7">n</text:span><text:span text:style-name="T12">. Thus, any statement can be turned into DNF, which can be turned into CNF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ay Bolton<text:tab/>Week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0-10-07T19:38:50</meta:creation-date>
    <dc:creator>jb</dc:creator>
    <dc:date>2010-10-10T22:06:01</dc:date>
    <meta:editing-cycles>138</meta:editing-cycles>
    <meta:editing-duration>PT1H35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07" meta:word-count="786" meta:character-count="3752"/>
  </office:meta>
</office:document-meta>
</file>